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63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benchmark-results-x86_64-gtx1080-1296x972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Benchmark</text:p>
          </table:table-cell>
          <table:table-cell table:style-name="ce1" office:value-type="string" calcext:value-type="string">
            <text:p>Time 1</text:p>
          </table:table-cell>
          <table:table-cell table:style-name="ce1" office:value-type="string" calcext:value-type="string">
            <text:p>Time 2</text:p>
          </table:table-cell>
          <table:table-cell table:style-name="ce1" office:value-type="string" calcext:value-type="string">
            <text:p>Time 3</text:p>
          </table:table-cell>
          <table:table-cell table:style-name="ce1" office:value-type="string" calcext:value-type="string">
            <text:p>Time 4</text:p>
          </table:table-cell>
          <table:table-cell table:style-name="ce1" office:value-type="string" calcext:value-type="string">
            <text:p>Time 5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office:value-type="string" calcext:value-type="string">
            <text:p>Without function call</text:p>
          </table:table-cell>
          <table:table-cell table:style-name="ce1" office:value-type="string" calcext:value-type="string">
            <text:p>Ops / sec</text:p>
          </table:table-cell>
        </table:table-row>
        <table:table-row table:style-name="ro1">
          <table:table-cell office:value-type="string" calcext:value-type="string">
            <text:p>Empty function </text:p>
          </table:table-cell>
          <table:table-cell office:value-type="float" office:value="0.000000001371" calcext:value-type="float">
            <text:p>1.371E-09</text:p>
          </table:table-cell>
          <table:table-cell office:value-type="float" office:value="0.0000000013723" calcext:value-type="float">
            <text:p>1.3723E-09</text:p>
          </table:table-cell>
          <table:table-cell office:value-type="float" office:value="0.0000000013728" calcext:value-type="float">
            <text:p>1.3728E-09</text:p>
          </table:table-cell>
          <table:table-cell office:value-type="float" office:value="0.0000000013692" calcext:value-type="float">
            <text:p>1.3692E-09</text:p>
          </table:table-cell>
          <table:table-cell office:value-type="float" office:value="0.0000000013691" calcext:value-type="float">
            <text:p>1.3691E-09</text:p>
          </table:table-cell>
          <table:table-cell table:formula="of:=SUM([.B2:.F2])" office:value-type="float" office:value="0.0000000068544" calcext:value-type="float">
            <text:p>6.8544E-09</text:p>
          </table:table-cell>
          <table:table-cell table:formula="of:=[.G2]/5" office:value-type="float" office:value="0.00000000137088" calcext:value-type="float">
            <text:p>1.37088E-09</text:p>
          </table:table-cell>
          <table:table-cell table:formula="of:=[.H2]-[.$H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cumulate (large) </text:p>
          </table:table-cell>
          <table:table-cell office:value-type="float" office:value="0.000226667" calcext:value-type="float">
            <text:p>0.000226667</text:p>
          </table:table-cell>
          <table:table-cell office:value-type="float" office:value="0.000226083" calcext:value-type="float">
            <text:p>0.000226083</text:p>
          </table:table-cell>
          <table:table-cell office:value-type="float" office:value="0.000225777" calcext:value-type="float">
            <text:p>0.000225777</text:p>
          </table:table-cell>
          <table:table-cell office:value-type="float" office:value="0.000236349" calcext:value-type="float">
            <text:p>0.000236349</text:p>
          </table:table-cell>
          <table:table-cell office:value-type="float" office:value="0.000236539" calcext:value-type="float">
            <text:p>0.000236539</text:p>
          </table:table-cell>
          <table:table-cell table:formula="of:=SUM([.B3:.F3])" office:value-type="float" office:value="0.001151415" calcext:value-type="float">
            <text:p>0.001151415</text:p>
          </table:table-cell>
          <table:table-cell table:formula="of:=[.G3]/5" office:value-type="float" office:value="0.000230283" calcext:value-type="float">
            <text:p>0.000230283</text:p>
          </table:table-cell>
          <table:table-cell table:formula="of:=[.H3]-[.$H$2]" office:value-type="float" office:value="0.00023028162912" calcext:value-type="float">
            <text:p>0.0002302816</text:p>
          </table:table-cell>
          <table:table-cell table:formula="of:=1/[.I3]" office:value-type="float" office:value="4342.50879595306" calcext:value-type="float">
            <text:p>4342.5087959531</text:p>
          </table:table-cell>
        </table:table-row>
        <table:table-row table:style-name="ro1">
          <table:table-cell office:value-type="string" calcext:value-type="string">
            <text:p>Accumulate (small) </text:p>
          </table:table-cell>
          <table:table-cell office:value-type="float" office:value="0.0000148029" calcext:value-type="float">
            <text:p>1.48029E-05</text:p>
          </table:table-cell>
          <table:table-cell office:value-type="float" office:value="0.000014788" calcext:value-type="float">
            <text:p>0.000014788</text:p>
          </table:table-cell>
          <table:table-cell office:value-type="float" office:value="0.0000148669" calcext:value-type="float">
            <text:p>1.48669E-05</text:p>
          </table:table-cell>
          <table:table-cell office:value-type="float" office:value="0.0000149105" calcext:value-type="float">
            <text:p>1.49105E-05</text:p>
          </table:table-cell>
          <table:table-cell office:value-type="float" office:value="0.0000148143" calcext:value-type="float">
            <text:p>1.48143E-05</text:p>
          </table:table-cell>
          <table:table-cell table:formula="of:=SUM([.B4:.F4])" office:value-type="float" office:value="0.0000741826" calcext:value-type="float">
            <text:p>7.41826E-05</text:p>
          </table:table-cell>
          <table:table-cell table:formula="of:=[.G4]/5" office:value-type="float" office:value="0.00001483652" calcext:value-type="float">
            <text:p>1.483652E-05</text:p>
          </table:table-cell>
          <table:table-cell table:formula="of:=[.H4]-[.$H$2]" office:value-type="float" office:value="0.00001483514912" calcext:value-type="float">
            <text:p>1.483514912E-05</text:p>
          </table:table-cell>
          <table:table-cell table:formula="of:=1/[.I4]" office:value-type="float" office:value="67407.478813398" calcext:value-type="float">
            <text:p>67407.478813398</text:p>
          </table:table-cell>
        </table:table-row>
        <table:table-row table:style-name="ro1">
          <table:table-cell office:value-type="string" calcext:value-type="string">
            <text:p>Bitwise and (large) </text:p>
          </table:table-cell>
          <table:table-cell office:value-type="float" office:value="0.0000884415" calcext:value-type="float">
            <text:p>8.84415E-05</text:p>
          </table:table-cell>
          <table:table-cell office:value-type="float" office:value="0.0000879318" calcext:value-type="float">
            <text:p>8.79318E-05</text:p>
          </table:table-cell>
          <table:table-cell office:value-type="float" office:value="0.0000882365" calcext:value-type="float">
            <text:p>8.82365E-05</text:p>
          </table:table-cell>
          <table:table-cell office:value-type="float" office:value="0.0000876489" calcext:value-type="float">
            <text:p>8.76489E-05</text:p>
          </table:table-cell>
          <table:table-cell office:value-type="float" office:value="0.0000881564" calcext:value-type="float">
            <text:p>8.81564E-05</text:p>
          </table:table-cell>
          <table:table-cell table:formula="of:=SUM([.B5:.F5])" office:value-type="float" office:value="0.0004404151" calcext:value-type="float">
            <text:p>0.0004404151</text:p>
          </table:table-cell>
          <table:table-cell table:formula="of:=[.G5]/5" office:value-type="float" office:value="0.00008808302" calcext:value-type="float">
            <text:p>0.000088083</text:p>
          </table:table-cell>
          <table:table-cell table:formula="of:=[.H5]-[.$H$2]" office:value-type="float" office:value="0.00008808164912" calcext:value-type="float">
            <text:p>8.808164912E-05</text:p>
          </table:table-cell>
          <table:table-cell table:formula="of:=1/[.I5]" office:value-type="float" office:value="11353.1026041262" calcext:value-type="float">
            <text:p>11353.1026041262</text:p>
          </table:table-cell>
        </table:table-row>
        <table:table-row table:style-name="ro1">
          <table:table-cell office:value-type="string" calcext:value-type="string">
            <text:p>Bitwise and (small) </text:p>
          </table:table-cell>
          <table:table-cell office:value-type="float" office:value="0.00000462991" calcext:value-type="float">
            <text:p>4.62991E-06</text:p>
          </table:table-cell>
          <table:table-cell office:value-type="float" office:value="0.0000040526" calcext:value-type="float">
            <text:p>4.0526E-06</text:p>
          </table:table-cell>
          <table:table-cell office:value-type="float" office:value="0.00000404111" calcext:value-type="float">
            <text:p>4.04111E-06</text:p>
          </table:table-cell>
          <table:table-cell office:value-type="float" office:value="0.00000403782" calcext:value-type="float">
            <text:p>4.03782E-06</text:p>
          </table:table-cell>
          <table:table-cell office:value-type="float" office:value="0.0000040373" calcext:value-type="float">
            <text:p>4.0373E-06</text:p>
          </table:table-cell>
          <table:table-cell table:formula="of:=SUM([.B6:.F6])" office:value-type="float" office:value="0.00002079874" calcext:value-type="float">
            <text:p>2.079874E-05</text:p>
          </table:table-cell>
          <table:table-cell table:formula="of:=[.G6]/5" office:value-type="float" office:value="0.000004159748" calcext:value-type="float">
            <text:p>4.159748E-06</text:p>
          </table:table-cell>
          <table:table-cell table:formula="of:=[.H6]-[.$H$2]" office:value-type="float" office:value="0.00000415837712" calcext:value-type="float">
            <text:p>4.15837712E-06</text:p>
          </table:table-cell>
          <table:table-cell table:formula="of:=1/[.I6]" office:value-type="float" office:value="240478.429719717" calcext:value-type="float">
            <text:p>240478.429719717</text:p>
          </table:table-cell>
        </table:table-row>
        <table:table-row table:style-name="ro1">
          <table:table-cell office:value-type="string" calcext:value-type="string">
            <text:p>Blur image (large) </text:p>
          </table:table-cell>
          <table:table-cell office:value-type="float" office:value="0.0190032" calcext:value-type="float">
            <text:p>0.0190032</text:p>
          </table:table-cell>
          <table:table-cell office:value-type="float" office:value="0.0189404" calcext:value-type="float">
            <text:p>0.0189404</text:p>
          </table:table-cell>
          <table:table-cell office:value-type="float" office:value="0.0189126" calcext:value-type="float">
            <text:p>0.0189126</text:p>
          </table:table-cell>
          <table:table-cell office:value-type="float" office:value="0.0185411" calcext:value-type="float">
            <text:p>0.0185411</text:p>
          </table:table-cell>
          <table:table-cell office:value-type="float" office:value="0.0187809" calcext:value-type="float">
            <text:p>0.0187809</text:p>
          </table:table-cell>
          <table:table-cell table:formula="of:=SUM([.B7:.F7])" office:value-type="float" office:value="0.0941782" calcext:value-type="float">
            <text:p>0.0941782</text:p>
          </table:table-cell>
          <table:table-cell table:formula="of:=[.G7]/5" office:value-type="float" office:value="0.01883564" calcext:value-type="float">
            <text:p>0.01883564</text:p>
          </table:table-cell>
          <table:table-cell table:formula="of:=[.H7]-[.$H$2]" office:value-type="float" office:value="0.01883563862912" calcext:value-type="float">
            <text:p>0.0188356386</text:p>
          </table:table-cell>
          <table:table-cell table:formula="of:=1/[.I7]" office:value-type="float" office:value="53.0908465431055" calcext:value-type="float">
            <text:p>53.0908465431</text:p>
          </table:table-cell>
        </table:table-row>
        <table:table-row table:style-name="ro1">
          <table:table-cell office:value-type="string" calcext:value-type="string">
            <text:p>Blur image (small) </text:p>
          </table:table-cell>
          <table:table-cell office:value-type="float" office:value="0.00277104" calcext:value-type="float">
            <text:p>0.00277104</text:p>
          </table:table-cell>
          <table:table-cell office:value-type="float" office:value="0.00277163" calcext:value-type="float">
            <text:p>0.00277163</text:p>
          </table:table-cell>
          <table:table-cell office:value-type="float" office:value="0.00277814" calcext:value-type="float">
            <text:p>0.00277814</text:p>
          </table:table-cell>
          <table:table-cell office:value-type="float" office:value="0.00277751" calcext:value-type="float">
            <text:p>0.00277751</text:p>
          </table:table-cell>
          <table:table-cell office:value-type="float" office:value="0.00277776" calcext:value-type="float">
            <text:p>0.00277776</text:p>
          </table:table-cell>
          <table:table-cell table:formula="of:=SUM([.B8:.F8])" office:value-type="float" office:value="0.01387608" calcext:value-type="float">
            <text:p>0.01387608</text:p>
          </table:table-cell>
          <table:table-cell table:formula="of:=[.G8]/5" office:value-type="float" office:value="0.002775216" calcext:value-type="float">
            <text:p>0.002775216</text:p>
          </table:table-cell>
          <table:table-cell table:formula="of:=[.H8]-[.$H$2]" office:value-type="float" office:value="0.00277521462912" calcext:value-type="float">
            <text:p>0.0027752146</text:p>
          </table:table-cell>
          <table:table-cell table:formula="of:=1/[.I8]" office:value-type="float" office:value="360.332490866514" calcext:value-type="float">
            <text:p>360.3324908665</text:p>
          </table:table-cell>
        </table:table-row>
        <table:table-row table:style-name="ro1">
          <table:table-cell office:value-type="string" calcext:value-type="string">
            <text:p>Convert image to dlib (large) </text:p>
          </table:table-cell>
          <table:table-cell office:value-type="float" office:value="0.0000000499306" calcext:value-type="float">
            <text:p>4.99306E-08</text:p>
          </table:table-cell>
          <table:table-cell office:value-type="float" office:value="0.0000000499984" calcext:value-type="float">
            <text:p>0.00000005</text:p>
          </table:table-cell>
          <table:table-cell office:value-type="float" office:value="0.0000000499487" calcext:value-type="float">
            <text:p>4.99487E-08</text:p>
          </table:table-cell>
          <table:table-cell office:value-type="float" office:value="0.0000000501236" calcext:value-type="float">
            <text:p>5.01236E-08</text:p>
          </table:table-cell>
          <table:table-cell office:value-type="float" office:value="0.0000000500183" calcext:value-type="float">
            <text:p>0.00000005</text:p>
          </table:table-cell>
          <table:table-cell table:formula="of:=SUM([.B9:.F9])" office:value-type="float" office:value="0.0000002500196" calcext:value-type="float">
            <text:p>0.00000025</text:p>
          </table:table-cell>
          <table:table-cell table:formula="of:=[.G9]/5" office:value-type="float" office:value="0.00000005000392" calcext:value-type="float">
            <text:p>0.00000005</text:p>
          </table:table-cell>
          <table:table-cell table:formula="of:=[.H9]-[.$H$2]" office:value-type="float" office:value="0.00000004863304" calcext:value-type="float">
            <text:p>4.863304E-08</text:p>
          </table:table-cell>
          <table:table-cell table:formula="of:=1/[.I9]" office:value-type="float" office:value="20562152.8080498" calcext:value-type="float">
            <text:p>20562152.8080498</text:p>
          </table:table-cell>
        </table:table-row>
        <table:table-row table:style-name="ro1">
          <table:table-cell office:value-type="string" calcext:value-type="string">
            <text:p>Convert image to dlib (small) </text:p>
          </table:table-cell>
          <table:table-cell office:value-type="float" office:value="0.0000000494861" calcext:value-type="float">
            <text:p>4.94861E-08</text:p>
          </table:table-cell>
          <table:table-cell office:value-type="float" office:value="0.0000000496694" calcext:value-type="float">
            <text:p>4.96694E-08</text:p>
          </table:table-cell>
          <table:table-cell office:value-type="float" office:value="0.0000000494849" calcext:value-type="float">
            <text:p>4.94849E-08</text:p>
          </table:table-cell>
          <table:table-cell office:value-type="float" office:value="0.0000000497816" calcext:value-type="float">
            <text:p>4.97816E-08</text:p>
          </table:table-cell>
          <table:table-cell office:value-type="float" office:value="0.0000000494968" calcext:value-type="float">
            <text:p>4.94968E-08</text:p>
          </table:table-cell>
          <table:table-cell table:formula="of:=SUM([.B10:.F10])" office:value-type="float" office:value="0.0000002479188" calcext:value-type="float">
            <text:p>2.479188E-07</text:p>
          </table:table-cell>
          <table:table-cell table:formula="of:=[.G10]/5" office:value-type="float" office:value="0.00000004958376" calcext:value-type="float">
            <text:p>4.958376E-08</text:p>
          </table:table-cell>
          <table:table-cell table:formula="of:=[.H10]-[.$H$2]" office:value-type="float" office:value="0.00000004821288" calcext:value-type="float">
            <text:p>4.821288E-08</text:p>
          </table:table-cell>
          <table:table-cell table:formula="of:=1/[.I10]" office:value-type="float" office:value="20741345.4661908" calcext:value-type="float">
            <text:p>20741345.4661908</text:p>
          </table:table-cell>
        </table:table-row>
        <table:table-row table:style-name="ro1">
          <table:table-cell office:value-type="string" calcext:value-type="string">
            <text:p>Convert to float (large) </text:p>
          </table:table-cell>
          <table:table-cell office:value-type="float" office:value="0.000225287" calcext:value-type="float">
            <text:p>0.000225287</text:p>
          </table:table-cell>
          <table:table-cell office:value-type="float" office:value="0.00022552" calcext:value-type="float">
            <text:p>0.00022552</text:p>
          </table:table-cell>
          <table:table-cell office:value-type="float" office:value="0.000227422" calcext:value-type="float">
            <text:p>0.000227422</text:p>
          </table:table-cell>
          <table:table-cell office:value-type="float" office:value="0.000224114" calcext:value-type="float">
            <text:p>0.000224114</text:p>
          </table:table-cell>
          <table:table-cell office:value-type="float" office:value="0.000235809" calcext:value-type="float">
            <text:p>0.000235809</text:p>
          </table:table-cell>
          <table:table-cell table:formula="of:=SUM([.B11:.F11])" office:value-type="float" office:value="0.001138152" calcext:value-type="float">
            <text:p>0.001138152</text:p>
          </table:table-cell>
          <table:table-cell table:formula="of:=[.G11]/5" office:value-type="float" office:value="0.0002276304" calcext:value-type="float">
            <text:p>0.0002276304</text:p>
          </table:table-cell>
          <table:table-cell table:formula="of:=[.H11]-[.$H$2]" office:value-type="float" office:value="0.00022762902912" calcext:value-type="float">
            <text:p>0.000227629</text:p>
          </table:table-cell>
          <table:table-cell table:formula="of:=1/[.I11]" office:value-type="float" office:value="4393.11279350415" calcext:value-type="float">
            <text:p>4393.1127935042</text:p>
          </table:table-cell>
        </table:table-row>
        <table:table-row table:style-name="ro1">
          <table:table-cell office:value-type="string" calcext:value-type="string">
            <text:p>Convert to float (small) </text:p>
          </table:table-cell>
          <table:table-cell office:value-type="float" office:value="0.0000143348" calcext:value-type="float">
            <text:p>1.43348E-05</text:p>
          </table:table-cell>
          <table:table-cell office:value-type="float" office:value="0.0000154265" calcext:value-type="float">
            <text:p>1.54265E-05</text:p>
          </table:table-cell>
          <table:table-cell office:value-type="float" office:value="0.0000147193" calcext:value-type="float">
            <text:p>1.47193E-05</text:p>
          </table:table-cell>
          <table:table-cell office:value-type="float" office:value="0.0000135049" calcext:value-type="float">
            <text:p>1.35049E-05</text:p>
          </table:table-cell>
          <table:table-cell office:value-type="float" office:value="0.0000148533" calcext:value-type="float">
            <text:p>1.48533E-05</text:p>
          </table:table-cell>
          <table:table-cell table:formula="of:=SUM([.B12:.F12])" office:value-type="float" office:value="0.0000728388" calcext:value-type="float">
            <text:p>7.28388E-05</text:p>
          </table:table-cell>
          <table:table-cell table:formula="of:=[.G12]/5" office:value-type="float" office:value="0.00001456776" calcext:value-type="float">
            <text:p>1.456776E-05</text:p>
          </table:table-cell>
          <table:table-cell table:formula="of:=[.H12]-[.$H$2]" office:value-type="float" office:value="0.00001456638912" calcext:value-type="float">
            <text:p>1.456638912E-05</text:p>
          </table:table-cell>
          <table:table-cell table:formula="of:=1/[.I12]" office:value-type="float" office:value="68651.1936322624" calcext:value-type="float">
            <text:p>68651.1936322624</text:p>
          </table:table-cell>
        </table:table-row>
        <table:table-row table:style-name="ro1">
          <table:table-cell office:value-type="string" calcext:value-type="string">
            <text:p>Dilate (large) </text:p>
          </table:table-cell>
          <table:table-cell office:value-type="float" office:value="0.000408249" calcext:value-type="float">
            <text:p>0.000408249</text:p>
          </table:table-cell>
          <table:table-cell office:value-type="float" office:value="0.000398133" calcext:value-type="float">
            <text:p>0.000398133</text:p>
          </table:table-cell>
          <table:table-cell office:value-type="float" office:value="0.000398529" calcext:value-type="float">
            <text:p>0.000398529</text:p>
          </table:table-cell>
          <table:table-cell office:value-type="float" office:value="0.000409197" calcext:value-type="float">
            <text:p>0.000409197</text:p>
          </table:table-cell>
          <table:table-cell office:value-type="float" office:value="0.00039783" calcext:value-type="float">
            <text:p>0.00039783</text:p>
          </table:table-cell>
          <table:table-cell table:formula="of:=SUM([.B13:.F13])" office:value-type="float" office:value="0.002011938" calcext:value-type="float">
            <text:p>0.002011938</text:p>
          </table:table-cell>
          <table:table-cell table:formula="of:=[.G13]/5" office:value-type="float" office:value="0.0004023876" calcext:value-type="float">
            <text:p>0.0004023876</text:p>
          </table:table-cell>
          <table:table-cell table:formula="of:=[.H13]-[.$H$2]" office:value-type="float" office:value="0.00040238622912" calcext:value-type="float">
            <text:p>0.0004023862</text:p>
          </table:table-cell>
          <table:table-cell table:formula="of:=1/[.I13]" office:value-type="float" office:value="2485.17451053669" calcext:value-type="float">
            <text:p>2485.1745105367</text:p>
          </table:table-cell>
        </table:table-row>
        <table:table-row table:style-name="ro1">
          <table:table-cell office:value-type="string" calcext:value-type="string">
            <text:p>Dilate (small) </text:p>
          </table:table-cell>
          <table:table-cell office:value-type="float" office:value="0.0000814044" calcext:value-type="float">
            <text:p>8.14044E-05</text:p>
          </table:table-cell>
          <table:table-cell office:value-type="float" office:value="0.0000814672" calcext:value-type="float">
            <text:p>8.14672E-05</text:p>
          </table:table-cell>
          <table:table-cell office:value-type="float" office:value="0.0000816878" calcext:value-type="float">
            <text:p>8.16878E-05</text:p>
          </table:table-cell>
          <table:table-cell office:value-type="float" office:value="0.0000815371" calcext:value-type="float">
            <text:p>8.15371E-05</text:p>
          </table:table-cell>
          <table:table-cell office:value-type="float" office:value="0.000081507" calcext:value-type="float">
            <text:p>0.000081507</text:p>
          </table:table-cell>
          <table:table-cell table:formula="of:=SUM([.B14:.F14])" office:value-type="float" office:value="0.0004076035" calcext:value-type="float">
            <text:p>0.0004076035</text:p>
          </table:table-cell>
          <table:table-cell table:formula="of:=[.G14]/5" office:value-type="float" office:value="0.0000815207" calcext:value-type="float">
            <text:p>8.15207E-05</text:p>
          </table:table-cell>
          <table:table-cell table:formula="of:=[.H14]-[.$H$2]" office:value-type="float" office:value="0.00008151932912" calcext:value-type="float">
            <text:p>8.151932912E-05</text:p>
          </table:table-cell>
          <table:table-cell table:formula="of:=1/[.I14]" office:value-type="float" office:value="12267.0293143355" calcext:value-type="float">
            <text:p>12267.0293143355</text:p>
          </table:table-cell>
        </table:table-row>
        <table:table-row table:style-name="ro1">
          <table:table-cell office:value-type="string" calcext:value-type="string">
            <text:p>dlib correlation tracker update (large) </text:p>
          </table:table-cell>
          <table:table-cell office:value-type="float" office:value="0.00933602" calcext:value-type="float">
            <text:p>0.00933602</text:p>
          </table:table-cell>
          <table:table-cell office:value-type="float" office:value="0.00936891" calcext:value-type="float">
            <text:p>0.00936891</text:p>
          </table:table-cell>
          <table:table-cell office:value-type="float" office:value="0.00935373" calcext:value-type="float">
            <text:p>0.00935373</text:p>
          </table:table-cell>
          <table:table-cell office:value-type="float" office:value="0.00935625" calcext:value-type="float">
            <text:p>0.00935625</text:p>
          </table:table-cell>
          <table:table-cell office:value-type="float" office:value="0.00934416" calcext:value-type="float">
            <text:p>0.00934416</text:p>
          </table:table-cell>
          <table:table-cell table:formula="of:=SUM([.B15:.F15])" office:value-type="float" office:value="0.04675907" calcext:value-type="float">
            <text:p>0.04675907</text:p>
          </table:table-cell>
          <table:table-cell table:formula="of:=[.G15]/5" office:value-type="float" office:value="0.009351814" calcext:value-type="float">
            <text:p>0.009351814</text:p>
          </table:table-cell>
          <table:table-cell table:formula="of:=[.H15]-[.$H$2]" office:value-type="float" office:value="0.00935181262912" calcext:value-type="float">
            <text:p>0.0093518126</text:p>
          </table:table-cell>
          <table:table-cell table:formula="of:=1/[.I15]" office:value-type="float" office:value="106.931141550694" calcext:value-type="float">
            <text:p>106.9311415507</text:p>
          </table:table-cell>
        </table:table-row>
        <table:table-row table:style-name="ro1">
          <table:table-cell office:value-type="string" calcext:value-type="string">
            <text:p>dlib correlation tracker update (small) </text:p>
          </table:table-cell>
          <table:table-cell office:value-type="float" office:value="0.00716362" calcext:value-type="float">
            <text:p>0.00716362</text:p>
          </table:table-cell>
          <table:table-cell office:value-type="float" office:value="0.00713664" calcext:value-type="float">
            <text:p>0.00713664</text:p>
          </table:table-cell>
          <table:table-cell office:value-type="float" office:value="0.0071424" calcext:value-type="float">
            <text:p>0.0071424</text:p>
          </table:table-cell>
          <table:table-cell office:value-type="float" office:value="0.00716882" calcext:value-type="float">
            <text:p>0.00716882</text:p>
          </table:table-cell>
          <table:table-cell office:value-type="float" office:value="0.00716847" calcext:value-type="float">
            <text:p>0.00716847</text:p>
          </table:table-cell>
          <table:table-cell table:formula="of:=SUM([.B16:.F16])" office:value-type="float" office:value="0.03577995" calcext:value-type="float">
            <text:p>0.03577995</text:p>
          </table:table-cell>
          <table:table-cell table:formula="of:=[.G16]/5" office:value-type="float" office:value="0.00715599" calcext:value-type="float">
            <text:p>0.00715599</text:p>
          </table:table-cell>
          <table:table-cell table:formula="of:=[.H16]-[.$H$2]" office:value-type="float" office:value="0.00715598862912" calcext:value-type="float">
            <text:p>0.0071559886</text:p>
          </table:table-cell>
          <table:table-cell table:formula="of:=1/[.I16]" office:value-type="float" office:value="139.743095165171" calcext:value-type="float">
            <text:p>139.7430951652</text:p>
          </table:table-cell>
        </table:table-row>
        <table:table-row table:style-name="ro1">
          <table:table-cell office:value-type="string" calcext:value-type="string">
            <text:p>dlib detect faces (large) </text:p>
          </table:table-cell>
          <table:table-cell office:value-type="float" office:value="0.181277" calcext:value-type="float">
            <text:p>0.181277</text:p>
          </table:table-cell>
          <table:table-cell office:value-type="float" office:value="0.181496" calcext:value-type="float">
            <text:p>0.181496</text:p>
          </table:table-cell>
          <table:table-cell office:value-type="float" office:value="0.181301" calcext:value-type="float">
            <text:p>0.181301</text:p>
          </table:table-cell>
          <table:table-cell office:value-type="float" office:value="0.181169" calcext:value-type="float">
            <text:p>0.181169</text:p>
          </table:table-cell>
          <table:table-cell office:value-type="float" office:value="0.180995" calcext:value-type="float">
            <text:p>0.180995</text:p>
          </table:table-cell>
          <table:table-cell table:formula="of:=SUM([.B17:.F17])" office:value-type="float" office:value="0.906238" calcext:value-type="float">
            <text:p>0.906238</text:p>
          </table:table-cell>
          <table:table-cell table:formula="of:=[.G17]/5" office:value-type="float" office:value="0.1812476" calcext:value-type="float">
            <text:p>0.1812476</text:p>
          </table:table-cell>
          <table:table-cell table:formula="of:=[.H17]-[.$H$2]" office:value-type="float" office:value="0.18124759862912" calcext:value-type="float">
            <text:p>0.1812475986</text:p>
          </table:table-cell>
          <table:table-cell table:formula="of:=1/[.I17]" office:value-type="float" office:value="5.5173144778942" calcext:value-type="float">
            <text:p>5.5173144779</text:p>
          </table:table-cell>
        </table:table-row>
        <table:table-row table:style-name="ro1">
          <table:table-cell office:value-type="string" calcext:value-type="string">
            <text:p>dlib detect faces (small) </text:p>
          </table:table-cell>
          <table:table-cell office:value-type="float" office:value="0.0284903" calcext:value-type="float">
            <text:p>0.0284903</text:p>
          </table:table-cell>
          <table:table-cell office:value-type="float" office:value="0.0286426" calcext:value-type="float">
            <text:p>0.0286426</text:p>
          </table:table-cell>
          <table:table-cell office:value-type="float" office:value="0.0284729" calcext:value-type="float">
            <text:p>0.0284729</text:p>
          </table:table-cell>
          <table:table-cell office:value-type="float" office:value="0.0285031" calcext:value-type="float">
            <text:p>0.0285031</text:p>
          </table:table-cell>
          <table:table-cell office:value-type="float" office:value="0.0284996" calcext:value-type="float">
            <text:p>0.0284996</text:p>
          </table:table-cell>
          <table:table-cell table:formula="of:=SUM([.B18:.F18])" office:value-type="float" office:value="0.1426085" calcext:value-type="float">
            <text:p>0.1426085</text:p>
          </table:table-cell>
          <table:table-cell table:formula="of:=[.G18]/5" office:value-type="float" office:value="0.0285217" calcext:value-type="float">
            <text:p>0.0285217</text:p>
          </table:table-cell>
          <table:table-cell table:formula="of:=[.H18]-[.$H$2]" office:value-type="float" office:value="0.02852169862912" calcext:value-type="float">
            <text:p>0.0285216986</text:p>
          </table:table-cell>
          <table:table-cell table:formula="of:=1/[.I18]" office:value-type="float" office:value="35.0610253969594" calcext:value-type="float">
            <text:p>35.061025397</text:p>
          </table:table-cell>
        </table:table-row>
        <table:table-row table:style-name="ro1">
          <table:table-cell office:value-type="string" calcext:value-type="string">
            <text:p>Erode (large) </text:p>
          </table:table-cell>
          <table:table-cell office:value-type="float" office:value="0.000223841" calcext:value-type="float">
            <text:p>0.000223841</text:p>
          </table:table-cell>
          <table:table-cell office:value-type="float" office:value="0.000212444" calcext:value-type="float">
            <text:p>0.000212444</text:p>
          </table:table-cell>
          <table:table-cell office:value-type="float" office:value="0.000212417" calcext:value-type="float">
            <text:p>0.000212417</text:p>
          </table:table-cell>
          <table:table-cell office:value-type="float" office:value="0.000223257" calcext:value-type="float">
            <text:p>0.000223257</text:p>
          </table:table-cell>
          <table:table-cell office:value-type="float" office:value="0.000213011" calcext:value-type="float">
            <text:p>0.000213011</text:p>
          </table:table-cell>
          <table:table-cell table:formula="of:=SUM([.B19:.F19])" office:value-type="float" office:value="0.00108497" calcext:value-type="float">
            <text:p>0.00108497</text:p>
          </table:table-cell>
          <table:table-cell table:formula="of:=[.G19]/5" office:value-type="float" office:value="0.000216994" calcext:value-type="float">
            <text:p>0.000216994</text:p>
          </table:table-cell>
          <table:table-cell table:formula="of:=[.H19]-[.$H$2]" office:value-type="float" office:value="0.00021699262912" calcext:value-type="float">
            <text:p>0.0002169926</text:p>
          </table:table-cell>
          <table:table-cell table:formula="of:=1/[.I19]" office:value-type="float" office:value="4608.45146701728" calcext:value-type="float">
            <text:p>4608.4514670173</text:p>
          </table:table-cell>
        </table:table-row>
        <table:table-row table:style-name="ro1">
          <table:table-cell office:value-type="string" calcext:value-type="string">
            <text:p>Erode (small) </text:p>
          </table:table-cell>
          <table:table-cell office:value-type="float" office:value="0.000040465" calcext:value-type="float">
            <text:p>0.000040465</text:p>
          </table:table-cell>
          <table:table-cell office:value-type="float" office:value="0.0000404991" calcext:value-type="float">
            <text:p>4.04991E-05</text:p>
          </table:table-cell>
          <table:table-cell office:value-type="float" office:value="0.0000405988" calcext:value-type="float">
            <text:p>4.05988E-05</text:p>
          </table:table-cell>
          <table:table-cell office:value-type="float" office:value="0.0000404754" calcext:value-type="float">
            <text:p>4.04754E-05</text:p>
          </table:table-cell>
          <table:table-cell office:value-type="float" office:value="0.0000406143" calcext:value-type="float">
            <text:p>4.06143E-05</text:p>
          </table:table-cell>
          <table:table-cell table:formula="of:=SUM([.B20:.F20])" office:value-type="float" office:value="0.0002026526" calcext:value-type="float">
            <text:p>0.0002026526</text:p>
          </table:table-cell>
          <table:table-cell table:formula="of:=[.G20]/5" office:value-type="float" office:value="0.00004053052" calcext:value-type="float">
            <text:p>4.053052E-05</text:p>
          </table:table-cell>
          <table:table-cell table:formula="of:=[.H20]-[.$H$2]" office:value-type="float" office:value="0.00004052914912" calcext:value-type="float">
            <text:p>4.052914912E-05</text:p>
          </table:table-cell>
          <table:table-cell table:formula="of:=1/[.I20]" office:value-type="float" office:value="24673.5996612998" calcext:value-type="float">
            <text:p>24673.5996612998</text:p>
          </table:table-cell>
        </table:table-row>
        <table:table-row table:style-name="ro1">
          <table:table-cell office:value-type="string" calcext:value-type="string">
            <text:p>Extract face chip (large) </text:p>
          </table:table-cell>
          <table:table-cell office:value-type="float" office:value="0.00208469" calcext:value-type="float">
            <text:p>0.00208469</text:p>
          </table:table-cell>
          <table:table-cell office:value-type="float" office:value="0.00208417" calcext:value-type="float">
            <text:p>0.00208417</text:p>
          </table:table-cell>
          <table:table-cell office:value-type="float" office:value="0.00208413" calcext:value-type="float">
            <text:p>0.00208413</text:p>
          </table:table-cell>
          <table:table-cell office:value-type="float" office:value="0.00208395" calcext:value-type="float">
            <text:p>0.00208395</text:p>
          </table:table-cell>
          <table:table-cell office:value-type="float" office:value="0.00208333" calcext:value-type="float">
            <text:p>0.00208333</text:p>
          </table:table-cell>
          <table:table-cell table:formula="of:=SUM([.B21:.F21])" office:value-type="float" office:value="0.01042027" calcext:value-type="float">
            <text:p>0.01042027</text:p>
          </table:table-cell>
          <table:table-cell table:formula="of:=[.G21]/5" office:value-type="float" office:value="0.002084054" calcext:value-type="float">
            <text:p>0.002084054</text:p>
          </table:table-cell>
          <table:table-cell table:formula="of:=[.H21]-[.$H$2]" office:value-type="float" office:value="0.00208405262912" calcext:value-type="float">
            <text:p>0.0020840526</text:p>
          </table:table-cell>
          <table:table-cell table:formula="of:=1/[.I21]" office:value-type="float" office:value="479.834331449803" calcext:value-type="float">
            <text:p>479.8343314498</text:p>
          </table:table-cell>
        </table:table-row>
        <table:table-row table:style-name="ro1">
          <table:table-cell office:value-type="string" calcext:value-type="string">
            <text:p>Extract face chip (small) </text:p>
          </table:table-cell>
          <table:table-cell office:value-type="float" office:value="0.000498339" calcext:value-type="float">
            <text:p>0.000498339</text:p>
          </table:table-cell>
          <table:table-cell office:value-type="float" office:value="0.000498093" calcext:value-type="float">
            <text:p>0.000498093</text:p>
          </table:table-cell>
          <table:table-cell office:value-type="float" office:value="0.000498597" calcext:value-type="float">
            <text:p>0.000498597</text:p>
          </table:table-cell>
          <table:table-cell office:value-type="float" office:value="0.00049819" calcext:value-type="float">
            <text:p>0.00049819</text:p>
          </table:table-cell>
          <table:table-cell office:value-type="float" office:value="0.000498038" calcext:value-type="float">
            <text:p>0.000498038</text:p>
          </table:table-cell>
          <table:table-cell table:formula="of:=SUM([.B22:.F22])" office:value-type="float" office:value="0.002491257" calcext:value-type="float">
            <text:p>0.002491257</text:p>
          </table:table-cell>
          <table:table-cell table:formula="of:=[.G22]/5" office:value-type="float" office:value="0.0004982514" calcext:value-type="float">
            <text:p>0.0004982514</text:p>
          </table:table-cell>
          <table:table-cell table:formula="of:=[.H22]-[.$H$2]" office:value-type="float" office:value="0.00049825002912" calcext:value-type="float">
            <text:p>0.00049825</text:p>
          </table:table-cell>
          <table:table-cell table:formula="of:=1/[.I22]" office:value-type="float" office:value="2007.02446875152" calcext:value-type="float">
            <text:p>2007.0244687515</text:p>
          </table:table-cell>
        </table:table-row>
        <table:table-row table:style-name="ro1">
          <table:table-cell office:value-type="string" calcext:value-type="string">
            <text:p>Face descriptor</text:p>
          </table:table-cell>
          <table:table-cell office:value-type="float" office:value="0.00231584" calcext:value-type="float">
            <text:p>0.00231584</text:p>
          </table:table-cell>
          <table:table-cell office:value-type="float" office:value="0.00224977" calcext:value-type="float">
            <text:p>0.00224977</text:p>
          </table:table-cell>
          <table:table-cell office:value-type="float" office:value="0.00225571" calcext:value-type="float">
            <text:p>0.00225571</text:p>
          </table:table-cell>
          <table:table-cell office:value-type="float" office:value="0.00225437" calcext:value-type="float">
            <text:p>0.00225437</text:p>
          </table:table-cell>
          <table:table-cell office:value-type="float" office:value="0.00227053" calcext:value-type="float">
            <text:p>0.00227053</text:p>
          </table:table-cell>
          <table:table-cell table:formula="of:=SUM([.B23:.F23])" office:value-type="float" office:value="0.01134622" calcext:value-type="float">
            <text:p>0.01134622</text:p>
          </table:table-cell>
          <table:table-cell table:formula="of:=[.G23]/5" office:value-type="float" office:value="0.002269244" calcext:value-type="float">
            <text:p>0.002269244</text:p>
          </table:table-cell>
          <table:table-cell table:formula="of:=[.H23]-[.$H$2]" office:value-type="float" office:value="0.00226924262912" calcext:value-type="float">
            <text:p>0.0022692426</text:p>
          </table:table-cell>
          <table:table-cell table:formula="of:=1/[.I23]" office:value-type="float" office:value="440.675662957995" calcext:value-type="float">
            <text:p>440.675662958</text:p>
          </table:table-cell>
        </table:table-row>
        <table:table-row table:style-name="ro1">
          <table:table-cell office:value-type="string" calcext:value-type="string">
            <text:p>Face landmarks (large) </text:p>
          </table:table-cell>
          <table:table-cell office:value-type="float" office:value="0.00080418" calcext:value-type="float">
            <text:p>0.00080418</text:p>
          </table:table-cell>
          <table:table-cell office:value-type="float" office:value="0.000856407" calcext:value-type="float">
            <text:p>0.000856407</text:p>
          </table:table-cell>
          <table:table-cell office:value-type="float" office:value="0.000853012" calcext:value-type="float">
            <text:p>0.000853012</text:p>
          </table:table-cell>
          <table:table-cell office:value-type="float" office:value="0.000849019" calcext:value-type="float">
            <text:p>0.000849019</text:p>
          </table:table-cell>
          <table:table-cell office:value-type="float" office:value="0.000857924" calcext:value-type="float">
            <text:p>0.000857924</text:p>
          </table:table-cell>
          <table:table-cell table:formula="of:=SUM([.B24:.F24])" office:value-type="float" office:value="0.004220542" calcext:value-type="float">
            <text:p>0.004220542</text:p>
          </table:table-cell>
          <table:table-cell table:formula="of:=[.G24]/5" office:value-type="float" office:value="0.0008441084" calcext:value-type="float">
            <text:p>0.0008441084</text:p>
          </table:table-cell>
          <table:table-cell table:formula="of:=[.H24]-[.$H$2]" office:value-type="float" office:value="0.00084410702912" calcext:value-type="float">
            <text:p>0.000844107</text:p>
          </table:table-cell>
          <table:table-cell table:formula="of:=1/[.I24]" office:value-type="float" office:value="1184.68389138108" calcext:value-type="float">
            <text:p>1184.6838913811</text:p>
          </table:table-cell>
        </table:table-row>
        <table:table-row table:style-name="ro1">
          <table:table-cell office:value-type="string" calcext:value-type="string">
            <text:p>Face landmarks (small) </text:p>
          </table:table-cell>
          <table:table-cell office:value-type="float" office:value="0.000768345" calcext:value-type="float">
            <text:p>0.000768345</text:p>
          </table:table-cell>
          <table:table-cell office:value-type="float" office:value="0.000805456" calcext:value-type="float">
            <text:p>0.000805456</text:p>
          </table:table-cell>
          <table:table-cell office:value-type="float" office:value="0.000802652" calcext:value-type="float">
            <text:p>0.000802652</text:p>
          </table:table-cell>
          <table:table-cell office:value-type="float" office:value="0.000798077" calcext:value-type="float">
            <text:p>0.000798077</text:p>
          </table:table-cell>
          <table:table-cell office:value-type="float" office:value="0.000803082" calcext:value-type="float">
            <text:p>0.000803082</text:p>
          </table:table-cell>
          <table:table-cell table:formula="of:=SUM([.B25:.F25])" office:value-type="float" office:value="0.003977612" calcext:value-type="float">
            <text:p>0.003977612</text:p>
          </table:table-cell>
          <table:table-cell table:formula="of:=[.G25]/5" office:value-type="float" office:value="0.0007955224" calcext:value-type="float">
            <text:p>0.0007955224</text:p>
          </table:table-cell>
          <table:table-cell table:formula="of:=[.H25]-[.$H$2]" office:value-type="float" office:value="0.00079552102912" calcext:value-type="float">
            <text:p>0.000795521</text:p>
          </table:table-cell>
          <table:table-cell table:formula="of:=1/[.I25]" office:value-type="float" office:value="1257.03779459632" calcext:value-type="float">
            <text:p>1257.0377945963</text:p>
          </table:table-cell>
        </table:table-row>
        <table:table-row table:style-name="ro1">
          <table:table-cell office:value-type="string" calcext:value-type="string">
            <text:p>Find contours (large) </text:p>
          </table:table-cell>
          <table:table-cell office:value-type="float" office:value="0.00124581" calcext:value-type="float">
            <text:p>0.00124581</text:p>
          </table:table-cell>
          <table:table-cell office:value-type="float" office:value="0.00126052" calcext:value-type="float">
            <text:p>0.00126052</text:p>
          </table:table-cell>
          <table:table-cell office:value-type="float" office:value="0.00123201" calcext:value-type="float">
            <text:p>0.00123201</text:p>
          </table:table-cell>
          <table:table-cell office:value-type="float" office:value="0.00124336" calcext:value-type="float">
            <text:p>0.00124336</text:p>
          </table:table-cell>
          <table:table-cell office:value-type="float" office:value="0.00125401" calcext:value-type="float">
            <text:p>0.00125401</text:p>
          </table:table-cell>
          <table:table-cell table:formula="of:=SUM([.B26:.F26])" office:value-type="float" office:value="0.00623571" calcext:value-type="float">
            <text:p>0.00623571</text:p>
          </table:table-cell>
          <table:table-cell table:formula="of:=[.G26]/5" office:value-type="float" office:value="0.001247142" calcext:value-type="float">
            <text:p>0.001247142</text:p>
          </table:table-cell>
          <table:table-cell table:formula="of:=[.H26]-[.$H$2]" office:value-type="float" office:value="0.00124714062912" calcext:value-type="float">
            <text:p>0.0012471406</text:p>
          </table:table-cell>
          <table:table-cell table:formula="of:=1/[.I26]" office:value-type="float" office:value="801.834193073811" calcext:value-type="float">
            <text:p>801.8341930738</text:p>
          </table:table-cell>
        </table:table-row>
        <table:table-row table:style-name="ro1">
          <table:table-cell office:value-type="string" calcext:value-type="string">
            <text:p>Find contours (small) </text:p>
          </table:table-cell>
          <table:table-cell office:value-type="float" office:value="0.000251166" calcext:value-type="float">
            <text:p>0.000251166</text:p>
          </table:table-cell>
          <table:table-cell office:value-type="float" office:value="0.000244031" calcext:value-type="float">
            <text:p>0.000244031</text:p>
          </table:table-cell>
          <table:table-cell office:value-type="float" office:value="0.000246031" calcext:value-type="float">
            <text:p>0.000246031</text:p>
          </table:table-cell>
          <table:table-cell office:value-type="float" office:value="0.000244111" calcext:value-type="float">
            <text:p>0.000244111</text:p>
          </table:table-cell>
          <table:table-cell office:value-type="float" office:value="0.00024488" calcext:value-type="float">
            <text:p>0.00024488</text:p>
          </table:table-cell>
          <table:table-cell table:formula="of:=SUM([.B27:.F27])" office:value-type="float" office:value="0.001230219" calcext:value-type="float">
            <text:p>0.001230219</text:p>
          </table:table-cell>
          <table:table-cell table:formula="of:=[.G27]/5" office:value-type="float" office:value="0.0002460438" calcext:value-type="float">
            <text:p>0.0002460438</text:p>
          </table:table-cell>
          <table:table-cell table:formula="of:=[.H27]-[.$H$2]" office:value-type="float" office:value="0.00024604242912" calcext:value-type="float">
            <text:p>0.0002460424</text:p>
          </table:table-cell>
          <table:table-cell table:formula="of:=1/[.I27]" office:value-type="float" office:value="4064.33964896469" calcext:value-type="float">
            <text:p>4064.3396489647</text:p>
          </table:table-cell>
        </table:table-row>
        <table:table-row table:style-name="ro1">
          <table:table-cell office:value-type="string" calcext:value-type="string">
            <text:p>Frame difference (large) </text:p>
          </table:table-cell>
          <table:table-cell office:value-type="float" office:value="0.000267932" calcext:value-type="float">
            <text:p>0.000267932</text:p>
          </table:table-cell>
          <table:table-cell office:value-type="float" office:value="0.000257221" calcext:value-type="float">
            <text:p>0.000257221</text:p>
          </table:table-cell>
          <table:table-cell office:value-type="float" office:value="0.000257292" calcext:value-type="float">
            <text:p>0.000257292</text:p>
          </table:table-cell>
          <table:table-cell office:value-type="float" office:value="0.000258063" calcext:value-type="float">
            <text:p>0.000258063</text:p>
          </table:table-cell>
          <table:table-cell office:value-type="float" office:value="0.000274187" calcext:value-type="float">
            <text:p>0.000274187</text:p>
          </table:table-cell>
          <table:table-cell table:formula="of:=SUM([.B28:.F28])" office:value-type="float" office:value="0.001314695" calcext:value-type="float">
            <text:p>0.001314695</text:p>
          </table:table-cell>
          <table:table-cell table:formula="of:=[.G28]/5" office:value-type="float" office:value="0.000262939" calcext:value-type="float">
            <text:p>0.000262939</text:p>
          </table:table-cell>
          <table:table-cell table:formula="of:=[.H28]-[.$H$2]" office:value-type="float" office:value="0.00026293762912" calcext:value-type="float">
            <text:p>0.0002629376</text:p>
          </table:table-cell>
          <table:table-cell table:formula="of:=1/[.I28]" office:value-type="float" office:value="3803.18329995901" calcext:value-type="float">
            <text:p>3803.183299959</text:p>
          </table:table-cell>
        </table:table-row>
        <table:table-row table:style-name="ro1">
          <table:table-cell office:value-type="string" calcext:value-type="string">
            <text:p>Frame difference (small) </text:p>
          </table:table-cell>
          <table:table-cell office:value-type="float" office:value="0.000021352" calcext:value-type="float">
            <text:p>0.000021352</text:p>
          </table:table-cell>
          <table:table-cell office:value-type="float" office:value="0.0000198384" calcext:value-type="float">
            <text:p>1.98384E-05</text:p>
          </table:table-cell>
          <table:table-cell office:value-type="float" office:value="0.0000197524" calcext:value-type="float">
            <text:p>1.97524E-05</text:p>
          </table:table-cell>
          <table:table-cell office:value-type="float" office:value="0.000019143" calcext:value-type="float">
            <text:p>0.000019143</text:p>
          </table:table-cell>
          <table:table-cell office:value-type="float" office:value="0.0000202014" calcext:value-type="float">
            <text:p>2.02014E-05</text:p>
          </table:table-cell>
          <table:table-cell table:formula="of:=SUM([.B29:.F29])" office:value-type="float" office:value="0.0001002872" calcext:value-type="float">
            <text:p>0.0001002872</text:p>
          </table:table-cell>
          <table:table-cell table:formula="of:=[.G29]/5" office:value-type="float" office:value="0.00002005744" calcext:value-type="float">
            <text:p>2.005744E-05</text:p>
          </table:table-cell>
          <table:table-cell table:formula="of:=[.H29]-[.$H$2]" office:value-type="float" office:value="0.00002005606912" calcext:value-type="float">
            <text:p>2.005606912E-05</text:p>
          </table:table-cell>
          <table:table-cell table:formula="of:=1/[.I29]" office:value-type="float" office:value="49860.2190696878" calcext:value-type="float">
            <text:p>49860.2190696878</text:p>
          </table:table-cell>
        </table:table-row>
        <table:table-row table:style-name="ro1">
          <table:table-cell office:value-type="string" calcext:value-type="string">
            <text:p>Greyscale then resize image </text:p>
          </table:table-cell>
          <table:table-cell office:value-type="float" office:value="0.00140907" calcext:value-type="float">
            <text:p>0.00140907</text:p>
          </table:table-cell>
          <table:table-cell office:value-type="float" office:value="0.00207874" calcext:value-type="float">
            <text:p>0.00207874</text:p>
          </table:table-cell>
          <table:table-cell office:value-type="float" office:value="0.00178256" calcext:value-type="float">
            <text:p>0.00178256</text:p>
          </table:table-cell>
          <table:table-cell office:value-type="float" office:value="0.00178044" calcext:value-type="float">
            <text:p>0.00178044</text:p>
          </table:table-cell>
          <table:table-cell office:value-type="float" office:value="0.00167032" calcext:value-type="float">
            <text:p>0.00167032</text:p>
          </table:table-cell>
          <table:table-cell table:formula="of:=SUM([.B30:.F30])" office:value-type="float" office:value="0.00872113" calcext:value-type="float">
            <text:p>0.00872113</text:p>
          </table:table-cell>
          <table:table-cell table:formula="of:=[.G30]/5" office:value-type="float" office:value="0.001744226" calcext:value-type="float">
            <text:p>0.001744226</text:p>
          </table:table-cell>
          <table:table-cell table:formula="of:=[.H30]-[.$H$2]" office:value-type="float" office:value="0.00174422462912" calcext:value-type="float">
            <text:p>0.0017442246</text:p>
          </table:table-cell>
          <table:table-cell table:formula="of:=1/[.I30]" office:value-type="float" office:value="573.320651081806" calcext:value-type="float">
            <text:p>573.3206510818</text:p>
          </table:table-cell>
        </table:table-row>
        <table:table-row table:style-name="ro1">
          <table:table-cell office:value-type="string" calcext:value-type="string">
            <text:p>Norm2 (large) </text:p>
          </table:table-cell>
          <table:table-cell office:value-type="float" office:value="0.0000882576" calcext:value-type="float">
            <text:p>8.82576E-05</text:p>
          </table:table-cell>
          <table:table-cell office:value-type="float" office:value="0.0000798772" calcext:value-type="float">
            <text:p>7.98772E-05</text:p>
          </table:table-cell>
          <table:table-cell office:value-type="float" office:value="0.0000865187" calcext:value-type="float">
            <text:p>8.65187E-05</text:p>
          </table:table-cell>
          <table:table-cell office:value-type="float" office:value="0.0000795628" calcext:value-type="float">
            <text:p>7.95628E-05</text:p>
          </table:table-cell>
          <table:table-cell office:value-type="float" office:value="0.0000791005" calcext:value-type="float">
            <text:p>7.91005E-05</text:p>
          </table:table-cell>
          <table:table-cell table:formula="of:=SUM([.B31:.F31])" office:value-type="float" office:value="0.0004133168" calcext:value-type="float">
            <text:p>0.0004133168</text:p>
          </table:table-cell>
          <table:table-cell table:formula="of:=[.G31]/5" office:value-type="float" office:value="0.00008266336" calcext:value-type="float">
            <text:p>8.266336E-05</text:p>
          </table:table-cell>
          <table:table-cell table:formula="of:=[.H31]-[.$H$2]" office:value-type="float" office:value="0.00008266198912" calcext:value-type="float">
            <text:p>0.000082662</text:p>
          </table:table-cell>
          <table:table-cell table:formula="of:=1/[.I31]" office:value-type="float" office:value="12097.4587067861" calcext:value-type="float">
            <text:p>12097.4587067861</text:p>
          </table:table-cell>
        </table:table-row>
        <table:table-row table:style-name="ro1">
          <table:table-cell office:value-type="string" calcext:value-type="string">
            <text:p>Norm2 (small) </text:p>
          </table:table-cell>
          <table:table-cell office:value-type="float" office:value="0.0000091566" calcext:value-type="float">
            <text:p>9.1566E-06</text:p>
          </table:table-cell>
          <table:table-cell office:value-type="float" office:value="0.00000915671" calcext:value-type="float">
            <text:p>9.15671E-06</text:p>
          </table:table-cell>
          <table:table-cell office:value-type="float" office:value="0.00000917795" calcext:value-type="float">
            <text:p>0.000009178</text:p>
          </table:table-cell>
          <table:table-cell office:value-type="float" office:value="0.00000922247" calcext:value-type="float">
            <text:p>9.22247E-06</text:p>
          </table:table-cell>
          <table:table-cell office:value-type="float" office:value="0.00000916772" calcext:value-type="float">
            <text:p>9.16772E-06</text:p>
          </table:table-cell>
          <table:table-cell table:formula="of:=SUM([.B32:.F32])" office:value-type="float" office:value="0.00004588145" calcext:value-type="float">
            <text:p>4.588145E-05</text:p>
          </table:table-cell>
          <table:table-cell table:formula="of:=[.G32]/5" office:value-type="float" office:value="0.00000917629" calcext:value-type="float">
            <text:p>9.17629E-06</text:p>
          </table:table-cell>
          <table:table-cell table:formula="of:=[.H32]-[.$H$2]" office:value-type="float" office:value="0.00000917491912" calcext:value-type="float">
            <text:p>9.17491912E-06</text:p>
          </table:table-cell>
          <table:table-cell table:formula="of:=1/[.I32]" office:value-type="float" office:value="108992.786412705" calcext:value-type="float">
            <text:p>108992.786412705</text:p>
          </table:table-cell>
        </table:table-row>
        <table:table-row table:style-name="ro1">
          <table:table-cell office:value-type="string" calcext:value-type="string">
            <text:p>OpenCV Detect faces (large) </text:p>
          </table:table-cell>
          <table:table-cell office:value-type="float" office:value="0.0636406" calcext:value-type="float">
            <text:p>0.0636406</text:p>
          </table:table-cell>
          <table:table-cell office:value-type="float" office:value="0.0626492" calcext:value-type="float">
            <text:p>0.0626492</text:p>
          </table:table-cell>
          <table:table-cell office:value-type="float" office:value="0.0622259" calcext:value-type="float">
            <text:p>0.0622259</text:p>
          </table:table-cell>
          <table:table-cell office:value-type="float" office:value="0.0620907" calcext:value-type="float">
            <text:p>0.0620907</text:p>
          </table:table-cell>
          <table:table-cell office:value-type="float" office:value="0.0617602" calcext:value-type="float">
            <text:p>0.0617602</text:p>
          </table:table-cell>
          <table:table-cell table:formula="of:=SUM([.B33:.F33])" office:value-type="float" office:value="0.3123666" calcext:value-type="float">
            <text:p>0.3123666</text:p>
          </table:table-cell>
          <table:table-cell table:formula="of:=[.G33]/5" office:value-type="float" office:value="0.06247332" calcext:value-type="float">
            <text:p>0.06247332</text:p>
          </table:table-cell>
          <table:table-cell table:formula="of:=[.H33]-[.$H$2]" office:value-type="float" office:value="0.06247331862912" calcext:value-type="float">
            <text:p>0.0624733186</text:p>
          </table:table-cell>
          <table:table-cell table:formula="of:=1/[.I33]" office:value-type="float" office:value="16.0068333481148" calcext:value-type="float">
            <text:p>16.0068333481</text:p>
          </table:table-cell>
        </table:table-row>
        <table:table-row table:style-name="ro1">
          <table:table-cell office:value-type="string" calcext:value-type="string">
            <text:p>OpenCV Detect faces (small) </text:p>
          </table:table-cell>
          <table:table-cell office:value-type="float" office:value="0.0110871" calcext:value-type="float">
            <text:p>0.0110871</text:p>
          </table:table-cell>
          <table:table-cell office:value-type="float" office:value="0.0111998" calcext:value-type="float">
            <text:p>0.0111998</text:p>
          </table:table-cell>
          <table:table-cell office:value-type="float" office:value="0.0104496" calcext:value-type="float">
            <text:p>0.0104496</text:p>
          </table:table-cell>
          <table:table-cell office:value-type="float" office:value="0.0107918" calcext:value-type="float">
            <text:p>0.0107918</text:p>
          </table:table-cell>
          <table:table-cell office:value-type="float" office:value="0.0111895" calcext:value-type="float">
            <text:p>0.0111895</text:p>
          </table:table-cell>
          <table:table-cell table:formula="of:=SUM([.B34:.F34])" office:value-type="float" office:value="0.0547178" calcext:value-type="float">
            <text:p>0.0547178</text:p>
          </table:table-cell>
          <table:table-cell table:formula="of:=[.G34]/5" office:value-type="float" office:value="0.01094356" calcext:value-type="float">
            <text:p>0.01094356</text:p>
          </table:table-cell>
          <table:table-cell table:formula="of:=[.H34]-[.$H$2]" office:value-type="float" office:value="0.01094355862912" calcext:value-type="float">
            <text:p>0.0109435586</text:p>
          </table:table-cell>
          <table:table-cell table:formula="of:=1/[.I34]" office:value-type="float" office:value="91.3779542734001" calcext:value-type="float">
            <text:p>91.3779542734</text:p>
          </table:table-cell>
        </table:table-row>
        <table:table-row table:style-name="ro1">
          <table:table-cell office:value-type="string" calcext:value-type="string">
            <text:p>Resize image </text:p>
          </table:table-cell>
          <table:table-cell office:value-type="float" office:value="0.00217744" calcext:value-type="float">
            <text:p>0.00217744</text:p>
          </table:table-cell>
          <table:table-cell office:value-type="float" office:value="0.00215857" calcext:value-type="float">
            <text:p>0.00215857</text:p>
          </table:table-cell>
          <table:table-cell office:value-type="float" office:value="0.00215594" calcext:value-type="float">
            <text:p>0.00215594</text:p>
          </table:table-cell>
          <table:table-cell office:value-type="float" office:value="0.00215258" calcext:value-type="float">
            <text:p>0.00215258</text:p>
          </table:table-cell>
          <table:table-cell office:value-type="float" office:value="0.00217086" calcext:value-type="float">
            <text:p>0.00217086</text:p>
          </table:table-cell>
          <table:table-cell table:formula="of:=SUM([.B35:.F35])" office:value-type="float" office:value="0.01081539" calcext:value-type="float">
            <text:p>0.01081539</text:p>
          </table:table-cell>
          <table:table-cell table:formula="of:=[.G35]/5" office:value-type="float" office:value="0.002163078" calcext:value-type="float">
            <text:p>0.002163078</text:p>
          </table:table-cell>
          <table:table-cell table:formula="of:=[.H35]-[.$H$2]" office:value-type="float" office:value="0.00216307662912" calcext:value-type="float">
            <text:p>0.0021630766</text:p>
          </table:table-cell>
          <table:table-cell table:formula="of:=1/[.I35]" office:value-type="float" office:value="462.30447249889" calcext:value-type="float">
            <text:p>462.3044724989</text:p>
          </table:table-cell>
        </table:table-row>
        <table:table-row table:style-name="ro1">
          <table:table-cell office:value-type="string" calcext:value-type="string">
            <text:p>Resize then greyscale image </text:p>
          </table:table-cell>
          <table:table-cell office:value-type="float" office:value="0.00229035" calcext:value-type="float">
            <text:p>0.00229035</text:p>
          </table:table-cell>
          <table:table-cell office:value-type="float" office:value="0.0022389" calcext:value-type="float">
            <text:p>0.0022389</text:p>
          </table:table-cell>
          <table:table-cell office:value-type="float" office:value="0.00227324" calcext:value-type="float">
            <text:p>0.00227324</text:p>
          </table:table-cell>
          <table:table-cell office:value-type="float" office:value="0.00224482" calcext:value-type="float">
            <text:p>0.00224482</text:p>
          </table:table-cell>
          <table:table-cell office:value-type="float" office:value="0.00227844" calcext:value-type="float">
            <text:p>0.00227844</text:p>
          </table:table-cell>
          <table:table-cell table:formula="of:=SUM([.B36:.F36])" office:value-type="float" office:value="0.01132575" calcext:value-type="float">
            <text:p>0.01132575</text:p>
          </table:table-cell>
          <table:table-cell table:formula="of:=[.G36]/5" office:value-type="float" office:value="0.00226515" calcext:value-type="float">
            <text:p>0.00226515</text:p>
          </table:table-cell>
          <table:table-cell table:formula="of:=[.H36]-[.$H$2]" office:value-type="float" office:value="0.00226514862912" calcext:value-type="float">
            <text:p>0.0022651486</text:p>
          </table:table-cell>
          <table:table-cell table:formula="of:=1/[.I36]" office:value-type="float" office:value="441.472134386385" calcext:value-type="float">
            <text:p>441.4721343864</text:p>
          </table:table-cell>
        </table:table-row>
        <table:table-row table:style-name="ro1">
          <table:table-cell office:value-type="string" calcext:value-type="string">
            <text:p>Sum (large) </text:p>
          </table:table-cell>
          <table:table-cell office:value-type="float" office:value="0.000025067" calcext:value-type="float">
            <text:p>0.000025067</text:p>
          </table:table-cell>
          <table:table-cell office:value-type="float" office:value="0.0000246242" calcext:value-type="float">
            <text:p>2.46242E-05</text:p>
          </table:table-cell>
          <table:table-cell office:value-type="float" office:value="0.0000247542" calcext:value-type="float">
            <text:p>2.47542E-05</text:p>
          </table:table-cell>
          <table:table-cell office:value-type="float" office:value="0.0000246613" calcext:value-type="float">
            <text:p>2.46613E-05</text:p>
          </table:table-cell>
          <table:table-cell office:value-type="float" office:value="0.0000247463" calcext:value-type="float">
            <text:p>2.47463E-05</text:p>
          </table:table-cell>
          <table:table-cell table:formula="of:=SUM([.B37:.F37])" office:value-type="float" office:value="0.000123853" calcext:value-type="float">
            <text:p>0.000123853</text:p>
          </table:table-cell>
          <table:table-cell table:formula="of:=[.G37]/5" office:value-type="float" office:value="0.0000247706" calcext:value-type="float">
            <text:p>2.47706E-05</text:p>
          </table:table-cell>
          <table:table-cell table:formula="of:=[.H37]-[.$H$2]" office:value-type="float" office:value="0.00002476922912" calcext:value-type="float">
            <text:p>2.476922912E-05</text:p>
          </table:table-cell>
          <table:table-cell table:formula="of:=1/[.I37]" office:value-type="float" office:value="40372.6734956215" calcext:value-type="float">
            <text:p>40372.6734956215</text:p>
          </table:table-cell>
        </table:table-row>
        <table:table-row table:style-name="ro1">
          <table:table-cell office:value-type="string" calcext:value-type="string">
            <text:p>Sum (small) </text:p>
          </table:table-cell>
          <table:table-cell office:value-type="float" office:value="0.00000191998" calcext:value-type="float">
            <text:p>0.00000192</text:p>
          </table:table-cell>
          <table:table-cell office:value-type="float" office:value="0.00000193604" calcext:value-type="float">
            <text:p>0.000001936</text:p>
          </table:table-cell>
          <table:table-cell office:value-type="float" office:value="0.00000191731" calcext:value-type="float">
            <text:p>1.91731E-06</text:p>
          </table:table-cell>
          <table:table-cell office:value-type="float" office:value="0.00000191423" calcext:value-type="float">
            <text:p>1.91423E-06</text:p>
          </table:table-cell>
          <table:table-cell office:value-type="float" office:value="0.0000019157" calcext:value-type="float">
            <text:p>1.9157E-06</text:p>
          </table:table-cell>
          <table:table-cell table:formula="of:=SUM([.B38:.F38])" office:value-type="float" office:value="0.00000960326" calcext:value-type="float">
            <text:p>9.60326E-06</text:p>
          </table:table-cell>
          <table:table-cell table:formula="of:=[.G38]/5" office:value-type="float" office:value="0.000001920652" calcext:value-type="float">
            <text:p>1.920652E-06</text:p>
          </table:table-cell>
          <table:table-cell table:formula="of:=[.H38]-[.$H$2]" office:value-type="float" office:value="0.00000191928112" calcext:value-type="float">
            <text:p>1.91928112E-06</text:p>
          </table:table-cell>
          <table:table-cell table:formula="of:=1/[.I38]" office:value-type="float" office:value="521028.415055737" calcext:value-type="float">
            <text:p>521028.415055737</text:p>
          </table:table-cell>
        </table:table-row>
        <table:table-row table:style-name="ro1">
          <table:table-cell office:value-type="string" calcext:value-type="string">
            <text:p>Threshold (large) </text:p>
          </table:table-cell>
          <table:table-cell office:value-type="float" office:value="0.0000367613" calcext:value-type="float">
            <text:p>3.67613E-05</text:p>
          </table:table-cell>
          <table:table-cell office:value-type="float" office:value="0.0000345137" calcext:value-type="float">
            <text:p>3.45137E-05</text:p>
          </table:table-cell>
          <table:table-cell office:value-type="float" office:value="0.0000378545" calcext:value-type="float">
            <text:p>3.78545E-05</text:p>
          </table:table-cell>
          <table:table-cell office:value-type="float" office:value="0.0000331482" calcext:value-type="float">
            <text:p>3.31482E-05</text:p>
          </table:table-cell>
          <table:table-cell office:value-type="float" office:value="0.0000340999" calcext:value-type="float">
            <text:p>3.40999E-05</text:p>
          </table:table-cell>
          <table:table-cell table:formula="of:=SUM([.B39:.F39])" office:value-type="float" office:value="0.0001763776" calcext:value-type="float">
            <text:p>0.0001763776</text:p>
          </table:table-cell>
          <table:table-cell table:formula="of:=[.G39]/5" office:value-type="float" office:value="0.00003527552" calcext:value-type="float">
            <text:p>3.527552E-05</text:p>
          </table:table-cell>
          <table:table-cell table:formula="of:=[.H39]-[.$H$2]" office:value-type="float" office:value="0.00003527414912" calcext:value-type="float">
            <text:p>3.527414912E-05</text:p>
          </table:table-cell>
          <table:table-cell table:formula="of:=1/[.I39]" office:value-type="float" office:value="28349.3726977815" calcext:value-type="float">
            <text:p>28349.3726977815</text:p>
          </table:table-cell>
        </table:table-row>
        <table:table-row table:style-name="ro1">
          <table:table-cell office:value-type="string" calcext:value-type="string">
            <text:p>Threshold (small) </text:p>
          </table:table-cell>
          <table:table-cell office:value-type="float" office:value="0.0000250212" calcext:value-type="float">
            <text:p>2.50212E-05</text:p>
          </table:table-cell>
          <table:table-cell office:value-type="float" office:value="0.0000269114" calcext:value-type="float">
            <text:p>2.69114E-05</text:p>
          </table:table-cell>
          <table:table-cell office:value-type="float" office:value="0.0000247272" calcext:value-type="float">
            <text:p>2.47272E-05</text:p>
          </table:table-cell>
          <table:table-cell office:value-type="float" office:value="0.000023754" calcext:value-type="float">
            <text:p>0.000023754</text:p>
          </table:table-cell>
          <table:table-cell office:value-type="float" office:value="0.0000266293" calcext:value-type="float">
            <text:p>2.66293E-05</text:p>
          </table:table-cell>
          <table:table-cell table:formula="of:=SUM([.B40:.F40])" office:value-type="float" office:value="0.0001270431" calcext:value-type="float">
            <text:p>0.0001270431</text:p>
          </table:table-cell>
          <table:table-cell table:formula="of:=[.G40]/5" office:value-type="float" office:value="0.00002540862" calcext:value-type="float">
            <text:p>2.540862E-05</text:p>
          </table:table-cell>
          <table:table-cell table:formula="of:=[.H40]-[.$H$2]" office:value-type="float" office:value="0.00002540724912" calcext:value-type="float">
            <text:p>2.540724912E-05</text:p>
          </table:table-cell>
          <table:table-cell table:formula="of:=1/[.I40]" office:value-type="float" office:value="39358.8457875521" calcext:value-type="float">
            <text:p>39358.84578755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11:39:48.362512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1T11:40:40.618210682</dc:date>
    <meta:editing-duration>PT10M7S</meta:editing-duration>
    <meta:editing-cycles>3</meta:editing-cycles>
    <meta:generator>LibreOffice/5.1.6.2$Linux_X86_64 LibreOffice_project/10m0$Build-2</meta:generator>
    <meta:document-statistic meta:table-count="1" meta:cell-count="398" meta:object-count="0"/>
  </office:meta>
</office:document-meta>
</file>